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E0000012E10DB791EEA8581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874in" svg:y="-0.7874in" svg:width="8.5in" svg:height="11in" draw:z-index="0"><draw:image xlink:href="Pictures/10000201000001BE0000012E10DB791EEA85812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2:58:40.050659998</meta:creation-date>
    <dc:date>2019-07-18T13:12:53.079414275</dc:date>
    <meta:editing-duration>PT14M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